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c7390"/>
    </style:style>
    <style:style style:name="P2" style:family="paragraph" style:parent-style-name="Code">
      <style:text-properties officeooo:paragraph-rsid="001c7390"/>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paragraph-rsid="001c7390"/>
    </style:style>
    <style:style style:name="P6" style:family="paragraph" style:parent-style-name="Code">
      <style:text-properties fo:font-weight="bold" style:font-weight-asian="bold"/>
    </style:style>
    <style:style style:name="P7" style:family="paragraph" style:parent-style-name="Code">
      <style:text-properties officeooo:paragraph-rsid="001c7390"/>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ent-style-name="Footer">
      <style:paragraph-properties fo:text-align="end" style:justify-single-word="false"/>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style style:name="T2" style:family="text">
      <style:text-properties style:font-name-asian="TheSansMonoConNormal"/>
    </style:style>
    <style:style style:name="T3" style:family="text">
      <style:text-properties officeooo:rsid="001c7390" style:font-name-asian="TheSansMonoConNormal"/>
    </style:style>
    <style:style style:name="T4" style:family="text">
      <style:text-properties fo:font-weight="bold" style:font-weight-asian="bold"/>
    </style:style>
    <style:style style:name="T5" style:family="text">
      <style:text-properties fo:font-weight="bold" style:font-name-asian="TheSansMonoConNormal"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officeooo:rsid="001c7390" style:font-name-asian="TheSansMonoConNormal"/>
    </style:style>
    <style:style style:name="T13" style:family="text">
      <style:text-properties style:font-name="TheSansMonoCondensed-SemiLightI" style:font-name-complex="TheSansMonoCondensed-SemiLightI"/>
    </style:style>
    <style:style style:name="T14" style:family="text">
      <style:text-properties style:font-name="Utopia-Bold" style:font-name-complex="Utopia-Bold"/>
    </style:style>
    <style:style style:name="T15" style:family="text">
      <style:text-properties style:font-name-complex="Utopia-Italic"/>
    </style:style>
    <style:style style:name="T16" style:family="text">
      <style:text-properties style:font-name="TheSansMonoCondensed-Bold" style:font-name-complex="TheSansMonoCondensed-Bold"/>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officeooo:rsid="001af785"/>
    </style:style>
    <style:style style:name="T21" style:family="text">
      <style:text-properties officeooo:rsid="001c7390"/>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6944400" text:id="ct76944400">
          <text:insertion>
            <office:change-info>
              <dc:creator>Ray Lischner</dc:creator>
              <dc:date>2013-10-20T12:24:00</dc:date>
            </office:change-info>
          </text:insertion>
        </text:changed-region>
        <text:changed-region xml:id="ct80408976" text:id="ct80408976">
          <text:insertion>
            <office:change-info>
              <dc:creator>Ray Lischner</dc:creator>
              <dc:date>2013-10-20T12:25:00</dc:date>
            </office:change-info>
          </text:insertion>
        </text:changed-region>
        <text:changed-region xml:id="ct80828160" text:id="ct80828160">
          <text:deletion>
            <office:change-info>
              <dc:creator>Ray Lischner</dc:creator>
              <dc:date>2013-10-20T12:25:00</dc:date>
            </office:change-info>
            <text:p text:style-name="Text_20_body">are automatically reduced </text:p>
          </text:deletion>
        </text:changed-region>
        <text:changed-region xml:id="ct74668352" text:id="ct74668352">
          <text:deletion>
            <office:change-info>
              <dc:creator>Ray Lischner</dc:creator>
              <dc:date>2013-10-20T12:28:00</dc:date>
            </office:change-info>
            <text:p text:style-name="Text_20_body">
       <text:span text:style-name="Code_20_Inline">test</text:span>
      </text:p>
          </text:deletion>
        </text:changed-region>
        <text:changed-region xml:id="ct81339280" text:id="ct81339280">
          <text:insertion>
            <office:change-info>
              <dc:creator>Ray Lischner</dc:creator>
              <dc:date>2013-10-20T12:28:00</dc:date>
            </office:change-info>
          </text:insertion>
        </text:changed-region>
        <text:changed-region xml:id="ct82212640" text:id="ct82212640">
          <text:deletion>
            <office:change-info>
              <dc:creator>Ray Lischner</dc:creator>
              <dc:date>2013-10-20T12:28:00</dc:date>
            </office:change-info>
            <text:p text:style-name="Text_20_body">
       <text:span text:style-name="Code_20_Inline">test</text:span>
      </text:p>
          </text:deletion>
        </text:changed-region>
        <text:changed-region xml:id="ct82181056" text:id="ct82181056">
          <text:insertion>
            <office:change-info>
              <dc:creator>Ray Lischner</dc:creator>
              <dc:date>2013-10-20T12:28:00</dc:date>
            </office:change-info>
          </text:insertion>
        </text:changed-region>
        <text:changed-region xml:id="ct82279120" text:id="ct82279120">
          <text:deletion>
            <office:change-info>
              <dc:creator>Ray Lischner</dc:creator>
              <dc:date>2013-10-20T12:28:00</dc:date>
            </office:change-info>
            <text:p text:style-name="Code">test</text:p>
          </text:deletion>
        </text:changed-region>
        <text:changed-region xml:id="ct82175392" text:id="ct82175392">
          <text:insertion>
            <office:change-info>
              <dc:creator>Ray Lischner</dc:creator>
              <dc:date>2013-10-20T12:28:00</dc:date>
            </office:change-info>
          </text:insertion>
        </text:changed-region>
        <text:changed-region xml:id="ct82229536" text:id="ct82229536">
          <text:deletion>
            <office:change-info>
              <dc:creator>Ray Lischner</dc:creator>
              <dc:date>2013-10-20T12:28:00</dc:date>
            </office:change-info>
            <text:p text:style-name="Code">test</text:p>
          </text:deletion>
        </text:changed-region>
        <text:changed-region xml:id="ct82305840" text:id="ct82305840">
          <text:insertion>
            <office:change-info>
              <dc:creator>Ray Lischner</dc:creator>
              <dc:date>2013-10-20T12:28:00</dc:date>
            </office:change-info>
          </text:insertion>
        </text:changed-region>
        <text:changed-region xml:id="ct88689104" text:id="ct88689104">
          <text:insertion>
            <office:change-info>
              <dc:creator>Ray Lischner</dc:creator>
              <dc:date>2013-10-20T12:38:00</dc:date>
            </office:change-info>
          </text:insertion>
        </text:changed-region>
        <text:changed-region xml:id="ct85792928" text:id="ct85792928">
          <text:deletion>
            <office:change-info>
              <dc:creator>Ray Lischner</dc:creator>
              <dc:date>2013-10-20T12:31:00</dc:date>
            </office:change-info>
            <text:p text:style-name="P1">
       <text:span text:style-name="Code_20_Inline">test</text:span>
      </text:p>
          </text:deletion>
        </text:changed-region>
        <text:changed-region xml:id="ct85716320" text:id="ct85716320">
          <text:insertion>
            <office:change-info>
              <dc:creator>Ray Lischner</dc:creator>
              <dc:date>2013-10-20T12:31:00</dc:date>
            </office:change-info>
          </text:insertion>
        </text:changed-region>
        <text:changed-region xml:id="ct86707664" text:id="ct86707664">
          <text:deletion>
            <office:change-info>
              <dc:creator>Ray Lischner</dc:creator>
              <dc:date>2013-10-20T12:33:00</dc:date>
            </office:change-info>
            <text:p text:style-name="Code">
       <text:span text:style-name="T2">test</text:span>
      </text:p>
          </text:deletion>
        </text:changed-region>
        <text:changed-region xml:id="ct86685168" text:id="ct86685168">
          <text:insertion>
            <office:change-info>
              <dc:creator>Ray Lischner</dc:creator>
              <dc:date>2013-10-20T12:32:00</dc:date>
            </office:change-info>
          </text:insertion>
        </text:changed-region>
        <text:changed-region xml:id="ct82937968" text:id="ct82937968">
          <text:deletion>
            <office:change-info>
              <dc:creator>Ray Lischner</dc:creator>
              <dc:date>2013-10-20T12:33:00</dc:date>
            </office:change-info>
            <text:p text:style-name="Code">
       <text:span text:style-name="T2">test</text:span>
      </text:p>
          </text:deletion>
        </text:changed-region>
        <text:changed-region xml:id="ct86640336" text:id="ct86640336">
          <text:insertion>
            <office:change-info>
              <dc:creator>Ray Lischner</dc:creator>
              <dc:date>2013-10-20T12:32:00</dc:date>
            </office:change-info>
          </text:insertion>
        </text:changed-region>
        <text:changed-region xml:id="ct84163920" text:id="ct84163920">
          <text:deletion>
            <office:change-info>
              <dc:creator>Ray Lischner</dc:creator>
              <dc:date>2013-10-20T12:33:00</dc:date>
            </office:change-info>
            <text:p text:style-name="Code">
       <text:span text:style-name="T2">test</text:span>
      </text:p>
          </text:deletion>
        </text:changed-region>
        <text:changed-region xml:id="ct86603200" text:id="ct86603200">
          <text:insertion>
            <office:change-info>
              <dc:creator>Ray Lischner</dc:creator>
              <dc:date>2013-10-20T12:32:00</dc:date>
            </office:change-info>
          </text:insertion>
        </text:changed-region>
        <text:changed-region xml:id="ct72480304" text:id="ct72480304">
          <text:deletion>
            <office:change-info>
              <dc:creator>Ray Lischner</dc:creator>
              <dc:date>2013-10-20T12:33:00</dc:date>
            </office:change-info>
            <text:p text:style-name="P2">
       <text:span text:style-name="T2">test</text:span>
      </text:p>
          </text:deletion>
        </text:changed-region>
        <text:changed-region xml:id="ct86918832" text:id="ct86918832">
          <text:insertion>
            <office:change-info>
              <dc:creator>Ray Lischner</dc:creator>
              <dc:date>2013-10-20T12:32:00</dc:date>
            </office:change-info>
          </text:insertion>
        </text:changed-region>
        <text:changed-region xml:id="ct84299392" text:id="ct84299392">
          <text:deletion>
            <office:change-info>
              <dc:creator>Ray Lischner</dc:creator>
              <dc:date>2013-10-20T12:33:00</dc:date>
            </office:change-info>
            <text:p text:style-name="P2">
       <text:span text:style-name="T2">test</text:span>
      </text:p>
          </text:deletion>
        </text:changed-region>
        <text:changed-region xml:id="ct86708192" text:id="ct86708192">
          <text:insertion>
            <office:change-info>
              <dc:creator>Ray Lischner</dc:creator>
              <dc:date>2013-10-20T12:32:00</dc:date>
            </office:change-info>
          </text:insertion>
        </text:changed-region>
        <text:changed-region xml:id="ct84350496" text:id="ct84350496">
          <text:deletion>
            <office:change-info>
              <dc:creator>Ray Lischner</dc:creator>
              <dc:date>2013-10-20T12:33:00</dc:date>
            </office:change-info>
            <text:p text:style-name="P2">
       <text:span text:style-name="T2">test</text:span>
      </text:p>
          </text:deletion>
        </text:changed-region>
        <text:changed-region xml:id="ct58062736" text:id="ct58062736">
          <text:insertion>
            <office:change-info>
              <dc:creator>Ray Lischner</dc:creator>
              <dc:date>2013-10-20T12:32:00</dc:date>
            </office:change-info>
          </text:insertion>
        </text:changed-region>
        <text:changed-region xml:id="ct84238656" text:id="ct84238656">
          <text:deletion>
            <office:change-info>
              <dc:creator>Ray Lischner</dc:creator>
              <dc:date>2013-10-20T12:33:00</dc:date>
            </office:change-info>
            <text:p text:style-name="P2">
       <text:span text:style-name="T2">test</text:span>
      </text:p>
          </text:deletion>
        </text:changed-region>
        <text:changed-region xml:id="ct85839728" text:id="ct85839728">
          <text:insertion>
            <office:change-info>
              <dc:creator>Ray Lischner</dc:creator>
              <dc:date>2013-10-20T12:32:00</dc:date>
            </office:change-info>
          </text:insertion>
        </text:changed-region>
        <text:changed-region xml:id="ct86913152" text:id="ct86913152">
          <text:deletion>
            <office:change-info>
              <dc:creator>Ray Lischner</dc:creator>
              <dc:date>2013-10-20T12:33:00</dc:date>
            </office:change-info>
            <text:p text:style-name="P2">
       <text:span text:style-name="T2">test</text:span>
      </text:p>
          </text:deletion>
        </text:changed-region>
        <text:changed-region xml:id="ct85854592" text:id="ct85854592">
          <text:insertion>
            <office:change-info>
              <dc:creator>Ray Lischner</dc:creator>
              <dc:date>2013-10-20T12:32:00</dc:date>
            </office:change-info>
          </text:insertion>
        </text:changed-region>
        <text:changed-region xml:id="ct84349952" text:id="ct84349952">
          <text:deletion>
            <office:change-info>
              <dc:creator>Ray Lischner</dc:creator>
              <dc:date>2013-10-20T12:33:00</dc:date>
            </office:change-info>
            <text:p text:style-name="P2">
       <text:span text:style-name="T2">test</text:span>
      </text:p>
          </text:deletion>
        </text:changed-region>
        <text:changed-region xml:id="ct85857936" text:id="ct85857936">
          <text:insertion>
            <office:change-info>
              <dc:creator>Ray Lischner</dc:creator>
              <dc:date>2013-10-20T12:33:00</dc:date>
            </office:change-info>
          </text:insertion>
        </text:changed-region>
        <text:changed-region xml:id="ct86687872" text:id="ct86687872">
          <text:deletion>
            <office:change-info>
              <dc:creator>Ray Lischner</dc:creator>
              <dc:date>2013-10-20T12:33:00</dc:date>
            </office:change-info>
            <text:p text:style-name="P2">
       <text:span text:style-name="T2">test</text:span>
      </text:p>
          </text:deletion>
        </text:changed-region>
        <text:changed-region xml:id="ct85856800" text:id="ct85856800">
          <text:insertion>
            <office:change-info>
              <dc:creator>Ray Lischner</dc:creator>
              <dc:date>2013-10-20T12:33:00</dc:date>
            </office:change-info>
          </text:insertion>
        </text:changed-region>
        <text:changed-region xml:id="ct86971024" text:id="ct86971024">
          <text:deletion>
            <office:change-info>
              <dc:creator>Ray Lischner</dc:creator>
              <dc:date>2013-10-20T12:33:00</dc:date>
            </office:change-info>
            <text:p text:style-name="P2">
       <text:span text:style-name="T2">test</text:span>
      </text:p>
          </text:deletion>
        </text:changed-region>
        <text:changed-region xml:id="ct80861376" text:id="ct80861376">
          <text:insertion>
            <office:change-info>
              <dc:creator>Ray Lischner</dc:creator>
              <dc:date>2013-10-20T12:33:00</dc:date>
            </office:change-info>
          </text:insertion>
        </text:changed-region>
        <text:changed-region xml:id="ct85880496" text:id="ct85880496">
          <text:insertion>
            <office:change-info>
              <dc:creator>Ray Lischner</dc:creator>
              <dc:date>2013-10-20T12:33:00</dc:date>
            </office:change-info>
          </text:insertion>
        </text:changed-region>
        <text:changed-region xml:id="ct84359456" text:id="ct84359456">
          <text:deletion>
            <office:change-info>
              <dc:creator>Ray Lischner</dc:creator>
              <dc:date>2013-10-20T12:33:00</dc:date>
            </office:change-info>
            <text:p text:style-name="P2">
       <text:span text:style-name="T3">test</text:span>
      </text:p>
          </text:deletion>
        </text:changed-region>
        <text:changed-region xml:id="ct85796800" text:id="ct85796800">
          <text:insertion>
            <office:change-info>
              <dc:creator>Ray Lischner</dc:creator>
              <dc:date>2013-10-20T12:33:00</dc:date>
            </office:change-info>
          </text:insertion>
        </text:changed-region>
        <text:changed-region xml:id="ct82303344" text:id="ct82303344">
          <text:deletion>
            <office:change-info>
              <dc:creator>Ray Lischner</dc:creator>
              <dc:date>2013-10-20T12:33:00</dc:date>
            </office:change-info>
            <text:p text:style-name="P2">
       <text:span text:style-name="T3">test</text:span>
      </text:p>
          </text:deletion>
        </text:changed-region>
        <text:changed-region xml:id="ct84526624" text:id="ct84526624">
          <text:insertion>
            <office:change-info>
              <dc:creator>Ray Lischner</dc:creator>
              <dc:date>2013-10-20T12:33:00</dc:date>
            </office:change-info>
          </text:insertion>
        </text:changed-region>
        <text:changed-region xml:id="ct82303760" text:id="ct82303760">
          <text:deletion>
            <office:change-info>
              <dc:creator>Ray Lischner</dc:creator>
              <dc:date>2013-10-20T12:33:00</dc:date>
            </office:change-info>
            <text:p text:style-name="P2">
       <text:span text:style-name="T3">test</text:span>
      </text:p>
          </text:deletion>
        </text:changed-region>
        <text:changed-region xml:id="ct84275968" text:id="ct84275968">
          <text:insertion>
            <office:change-info>
              <dc:creator>Ray Lischner</dc:creator>
              <dc:date>2013-10-20T12:33:00</dc:date>
            </office:change-info>
          </text:insertion>
        </text:changed-region>
        <text:changed-region xml:id="ct85879696" text:id="ct85879696">
          <text:deletion>
            <office:change-info>
              <dc:creator>Ray Lischner</dc:creator>
              <dc:date>2013-10-20T12:33:00</dc:date>
            </office:change-info>
            <text:p text:style-name="P2">
       <text:span text:style-name="T3">test</text:span>
      </text:p>
          </text:deletion>
        </text:changed-region>
        <text:changed-region xml:id="ct83578704" text:id="ct83578704">
          <text:insertion>
            <office:change-info>
              <dc:creator>Ray Lischner</dc:creator>
              <dc:date>2013-10-20T12:33:00</dc:date>
            </office:change-info>
          </text:insertion>
        </text:changed-region>
        <text:changed-region xml:id="ct86919728" text:id="ct86919728">
          <text:deletion>
            <office:change-info>
              <dc:creator>Ray Lischner</dc:creator>
              <dc:date>2013-10-20T12:33:00</dc:date>
            </office:change-info>
            <text:p text:style-name="P2">
       <text:span text:style-name="T3">test</text:span>
      </text:p>
          </text:deletion>
        </text:changed-region>
        <text:changed-region xml:id="ct85856368" text:id="ct85856368">
          <text:insertion>
            <office:change-info>
              <dc:creator>Ray Lischner</dc:creator>
              <dc:date>2013-10-20T12:33:00</dc:date>
            </office:change-info>
          </text:insertion>
        </text:changed-region>
        <text:changed-region xml:id="ct86129168" text:id="ct86129168">
          <text:deletion>
            <office:change-info>
              <dc:creator>Ray Lischner</dc:creator>
              <dc:date>2013-10-20T12:33:00</dc:date>
            </office:change-info>
            <text:p text:style-name="P2">
       <text:span text:style-name="T3">test</text:span>
      </text:p>
          </text:deletion>
        </text:changed-region>
        <text:changed-region xml:id="ct86125632" text:id="ct86125632">
          <text:insertion>
            <office:change-info>
              <dc:creator>Ray Lischner</dc:creator>
              <dc:date>2013-10-20T12:33:00</dc:date>
            </office:change-info>
          </text:insertion>
        </text:changed-region>
        <text:changed-region xml:id="ct86672384" text:id="ct86672384">
          <text:deletion>
            <office:change-info>
              <dc:creator>Ray Lischner</dc:creator>
              <dc:date>2013-10-20T12:33:00</dc:date>
            </office:change-info>
            <text:p text:style-name="P2">
       <text:span text:style-name="T3">test</text:span>
      </text:p>
          </text:deletion>
        </text:changed-region>
        <text:changed-region xml:id="ct86120528" text:id="ct86120528">
          <text:insertion>
            <office:change-info>
              <dc:creator>Ray Lischner</dc:creator>
              <dc:date>2013-10-20T12:33:00</dc:date>
            </office:change-info>
          </text:insertion>
        </text:changed-region>
        <text:changed-region xml:id="ct86134480" text:id="ct86134480">
          <text:deletion>
            <office:change-info>
              <dc:creator>Ray Lischner</dc:creator>
              <dc:date>2013-10-20T12:33:00</dc:date>
            </office:change-info>
            <text:p text:style-name="P2">
       <text:span text:style-name="T3">test</text:span>
      </text:p>
          </text:deletion>
        </text:changed-region>
        <text:changed-region xml:id="ct86134288" text:id="ct86134288">
          <text:insertion>
            <office:change-info>
              <dc:creator>Ray Lischner</dc:creator>
              <dc:date>2013-10-20T12:33:00</dc:date>
            </office:change-info>
          </text:insertion>
        </text:changed-region>
        <text:changed-region xml:id="ct86083920" text:id="ct86083920">
          <text:deletion>
            <office:change-info>
              <dc:creator>Ray Lischner</dc:creator>
              <dc:date>2013-10-20T12:33:00</dc:date>
            </office:change-info>
            <text:p text:style-name="P2">
       <text:span text:style-name="T3">test</text:span>
      </text:p>
          </text:deletion>
        </text:changed-region>
        <text:changed-region xml:id="ct86125904" text:id="ct86125904">
          <text:insertion>
            <office:change-info>
              <dc:creator>Ray Lischner</dc:creator>
              <dc:date>2013-10-20T12:33:00</dc:date>
            </office:change-info>
          </text:insertion>
        </text:changed-region>
        <text:changed-region xml:id="ct84599744" text:id="ct84599744">
          <text:deletion>
            <office:change-info>
              <dc:creator>Ray Lischner</dc:creator>
              <dc:date>2013-10-20T12:33:00</dc:date>
            </office:change-info>
            <text:p text:style-name="P2">
       <text:span text:style-name="T3">test</text:span>
      </text:p>
          </text:deletion>
        </text:changed-region>
        <text:changed-region xml:id="ct84600128" text:id="ct84600128">
          <text:insertion>
            <office:change-info>
              <dc:creator>Ray Lischner</dc:creator>
              <dc:date>2013-10-20T12:33:00</dc:date>
            </office:change-info>
          </text:insertion>
        </text:changed-region>
        <text:changed-region xml:id="ct86089008" text:id="ct86089008">
          <text:deletion>
            <office:change-info>
              <dc:creator>Ray Lischner</dc:creator>
              <dc:date>2013-10-20T12:33:00</dc:date>
            </office:change-info>
            <text:p text:style-name="P2">
       <text:span text:style-name="T3">test</text:span>
      </text:p>
          </text:deletion>
        </text:changed-region>
        <text:changed-region xml:id="ct85892240" text:id="ct85892240">
          <text:insertion>
            <office:change-info>
              <dc:creator>Ray Lischner</dc:creator>
              <dc:date>2013-10-20T12:33:00</dc:date>
            </office:change-info>
          </text:insertion>
        </text:changed-region>
        <text:changed-region xml:id="ct85891376" text:id="ct85891376">
          <text:deletion>
            <office:change-info>
              <dc:creator>Ray Lischner</dc:creator>
              <dc:date>2013-10-20T12:33:00</dc:date>
            </office:change-info>
            <text:p text:style-name="P2">
       <text:span text:style-name="T3">test</text:span>
      </text:p>
          </text:deletion>
        </text:changed-region>
        <text:changed-region xml:id="ct57922352" text:id="ct57922352">
          <text:format-change>
            <office:change-info>
              <dc:creator>Ray Lischner</dc:creator>
              <dc:date>2013-10-20T12:39:00</dc:date>
            </office:change-info>
          </text:format-change>
        </text:changed-region>
        <text:changed-region xml:id="ct92061136" text:id="ct92061136">
          <text:deletion>
            <office:change-info>
              <dc:creator>Ray Lischner</dc:creator>
              <dc:date>2013-10-20T12:40:00</dc:date>
            </office:change-info>
            <text:p text:style-name="Body_20_Text_20_Firs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loading Operators<text:span text:style-name="Comment_20_Reference"><text:span text:style-name="T6"><office:annotation><dc:creator>Stefan Turalski</dc:creator><dc:date>2013-10-10T21:45:00</dc:date><text:p text:style-name="P11"><text:span text:style-name="T22">I’d say that we seem to switched gears with this chapter. It’s really nice to see such details on the operators overloading. </text:span></text:p><text:p text:style-name="P11"><text:span text:style-name="T22"/></text:p><text:p text:style-name="P11"><text:span text:style-name="T22">I guess it would be nice to add few common suggestions on good style (overloading all related operators, using functions when it makes more sense etc).</text:span></text:p><text:p text:style-name="P11"><text:span text:style-name="T22"/></text:p><text:p text:style-name="P11"><text:span text:style-name="T22">Additionally would be nice to see the operator “” form the C+11.</text:span></text:p><text:p text:style-name="P11"><text:span text:style-name="T22"/></text:p><text:p text:style-name="P11"><text:span text:style-name="T22">The biggest code issue is the TEST macro usage (is test in listing).</text:span></text:p></office:annotation></text:span></text:span></text:p>
      <text:p text:style-name="Body_20_Text_20_First"><text:span text:style-name="T9">T</text:span>his Exploration continues the study of writing custom types. An important aspect of making a 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Comparing Rational Numbers</text:h>
      <text:p text:style-name="Body_20_Text_20_First">In the previo<text:change-start text:change-id="ct76944400"/><text:span text:style-name="T20">u</text:span><text:change-end text:change-id="ct76944400"/>s Exploration, you began to write a <text:span text:style-name="Code_20_Inline">rational</text:span> type. After making a modification to it, an important step is testing the modified type, and an important aspect of internal testing is the equality (<text:span text:style-name="Code_20_Inline">==</text:span>) operator. C++ lets you define a custom implementation for almost every operator, provided at least one operand has a custom type. In other words, you can’t redefine integer division to yield a <text:span text:style-name="Code_20_Inline">rational</text:span> result, but you can define division of an integer by a <text:span text:style-name="Code_20_Inline">rational</text:span> number, and vice versa.</text:p>
      <text:p text:style-name="Text_20_body">To implement a custom operator, you need to write a normal function, but for the function name, use the <text:span text:style-name="Code_20_Inline">operator</text:span> keyword followed by the operator symbol, as shown in the code excerpt in Listing 30-1.</text:p>
      <text:p text:style-name="Code_20_Caption"><text:span text:style-name="T10">Listing 30-1.</text:span> Overloading the Equality Operator</text:p>
      <text:p text:style-name="Code">/// Represent a rational number.</text:p>
      <text:p text:style-name="Code">struct rational</text:p>
      <text:p text:style-name="Code">{</text:p>
      <text:p text:style-name="Code"><text:span text:style-name="T2"><text:s text:c="2"/></text:span>/// Construct a rational object, given a numerator and a denominator.</text:p>
      <text:p text:style-name="Code"><text:span text:style-name="T2"><text:s text:c="2"/></text:span>/// Always reduce to normal form.</text:p>
      <text:p text:style-name="Code"><text:span text:style-name="T2"><text:s text:c="2"/></text:span>/// @param num numerator</text:p>
      <text:p text:style-name="Code"><text:span text:style-name="T2"><text:s text:c="2"/></text:span>/// @param den denominator</text:p>
      <text:p text:style-name="Code"><text:span text:style-name="T2"><text:s text:c="2"/></text:span>/// @pre denominator &gt; 0</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 Assign a numerator and a denominator, then reduce to normal form.</text:p>
      <text:p text:style-name="Code"><text:span text:style-name="T2"><text:s text:c="2"/></text:span>/// @param num numerator</text:p>
      <text:p text:style-name="Code"><text:soft-page-break/><text:span text:style-name="T2"><text:s text:c="2"/></text:span>/// @param den denominator</text:p>
      <text:p text:style-name="Code"><text:span text:style-name="T2"><text:s text:c="2"/></text:span>/// @pre denominator &gt; 0</text:p>
      <text:p text:style-name="Code"><text:span text:style-name="T2"><text:s text:c="2"/></text:span>void assign(int num, int den)</text:p>
      <text:p text:style-name="Code"><text:span text:style-name="T2"><text:s text:c="2"/></text:span>{</text:p>
      <text:p text:style-name="Code"><text:span text:style-name="T2"><text:s text:c="4"/></text:span>numerator = num;</text:p>
      <text:p text:style-name="Code"><text:span text:style-name="T2"><text:s text:c="4"/></text:span>denominator = den;</text:p>
      <text:p text:style-name="Code"><text:span text:style-name="T2"><text:s text:c="4"/></text:span>reduce();</text:p>
      <text:p text:style-name="Code"><text:span text:style-name="T2"><text:s text:c="2"/></text:span>}</text:p>
      <text:p text:style-name="Code"/>
      <text:p text:style-name="Code"><text:span text:style-name="T2"><text:s text:c="2"/></text:span>/// Reduce the numerator and denominator by their GCD.</text:p>
      <text:p text:style-name="Code"><text:span text:style-name="T2"><text:s text:c="2"/></text:span>void reduce()</text:p>
      <text:p text:style-name="Code"><text:span text:style-name="T2"><text:s text:c="2"/></text:span>{</text:p>
      <text:p text:style-name="Code"><text:span text:style-name="T2"><text:s text:c="4"/></text:span>assert(denominator != 0);</text:p>
      <text:p text:style-name="Code"><text:span text:style-name="T2"><text:s text:c="4"/></text:span>if (denominator &lt; 0)</text:p>
      <text:p text:style-name="Code"><text:span text:style-name="T2"><text:s text:c="4"/></text:span>{</text:p>
      <text:p text:style-name="Code"><text:span text:style-name="T2"><text:s text:c="6"/></text:span>denominator = -denominator;</text:p>
      <text:p text:style-name="Code"><text:span text:style-name="T2"><text:s text:c="6"/></text:span>numerator = -numerator;</text:p>
      <text:p text:style-name="Code"><text:span text:style-name="T2"><text:s text:c="4"/></text:span>}</text:p>
      <text:p text:style-name="Code"><text:span text:style-name="T2"><text:s text:c="4"/></text:span>int div{gcd(numerator, denominator)};</text:p>
      <text:p text:style-name="Code"><text:span text:style-name="T2"><text:s text:c="4"/></text:span>numerator = numerator / div;</text:p>
      <text:p text:style-name="Code"><text:span text:style-name="T2"><text:s text:c="4"/></text:span>denominator = denominator / div;</text:p>
      <text:p text:style-name="Code"><text:span text:style-name="T2"><text:s text:c="2"/></text:span>}</text:p>
      <text:p text:style-name="Code"/>
      <text:p text:style-name="Code"><text:span text:style-name="T2"><text:s text:c="2"/></text:span>int numerator; <text:s text:c="4"/>///&lt; numerator gets the sign of the rational value</text:p>
      <text:p text:style-name="Code"><text:span text:style-name="T2"><text:s text:c="2"/></text:span>int denominator; <text:s text:c="2"/>///&lt; denominator is always positive</text:p>
      <text:p text:style-name="Code">};</text:p>
      <text:p text:style-name="Code"/>
      <text:p text:style-name="Code">
    <text:span text:style-name="Code_20_Bold">
     <text:span text:style-name="T4">/// Compare two rational numbers for equality.</text:span>
    </text:span>
   </text:p>
      <text:p text:style-name="Code">
    <text:span text:style-name="Code_20_Bold">
     <text:span text:style-name="T4">/// @pre @p a and @p b are reduced to normal form</text:span>
    </text:span>
   </text:p>
      <text:p text:style-name="Code">
    <text:span text:style-name="Code_20_Bold">
     <text:span text:style-name="T4">bool operator==(rational const&amp; a, rational const&amp; b)</text:span>
    </text:span>
   </text:p>
      <text:p text:style-name="Code">
    <text:span text:style-name="Code_20_Bold">
     <text:span text:style-name="T4">{</text:span>
    </text:span>
   </text:p>
      <text:p text:style-name="Code">
    <text:span text:style-name="Code_20_Bold">
     <text:span text:style-name="T5">
      <text:s text:c="2"/>
     </text:span>
    </text:span>
    <text:span text:style-name="Code_20_Bold">
     <text:span text:style-name="T4">return a.numerator == b.numerator and a.denominator == b.denominator;</text:span>
    </text:span>
   </text:p>
      <text:p text:style-name="Code">
    <text:span text:style-name="Code_20_Bold">
     <text:span text:style-name="T4">}</text:span>
    </text:span>
   </text:p>
      <text:p text:style-name="P6"/>
      <text:p text:style-name="Code">
    <text:span text:style-name="Code_20_Bold">
     <text:span text:style-name="T4">/// Compare two rational numbers for inequality.</text:span>
    </text:span>
   </text:p>
      <text:p text:style-name="Code">
    <text:span text:style-name="Code_20_Bold">
     <text:span text:style-name="T4">/// @pre @p a and @p b are reduced to normal form</text:span>
    </text:span>
   </text:p>
      <text:p text:style-name="Code">
    <text:span text:style-name="Code_20_Bold">
     <text:span text:style-name="T4">bool operator!=(rational const&amp; a, rational const&amp; b)</text:span>
    </text:span>
   </text:p>
      <text:p text:style-name="Code">
    <text:span text:style-name="Code_20_Bold">
     <text:span text:style-name="T4">{</text:span>
    </text:span>
   </text:p>
      <text:p text:style-name="Code">
    <text:span text:style-name="Code_20_Bold">
     <text:span text:style-name="T5">
      <text:s text:c="2"/>
     </text:span>
    </text:span>
    <text:span text:style-name="Code_20_Bold">
     <text:span text:style-name="T4">return not (a == b);</text:span>
    </text:span>
   </text:p>
      <text:p text:style-name="Code">
    <text:span text:style-name="Code_20_Bold">
     <text:span text:style-name="T4">}</text:span>
    </text:span>
   </text:p>
      <text:p text:style-name="Text_20_body">One of the benefits of reducing all <text:span text:style-name="Code_20_Inline">rational</text:span> numbers is that it makes comparison easier. Instead of checking whether <text:span text:style-name="Code_20_Inline">3/3</text:span> is the same as <text:span text:style-name="Code_20_Inline">6/6</text:span>, <text:change-start text:change-id="ct80408976"/><text:span text:style-name="T20">the constructor reduces </text:span><text:change-end text:change-id="ct80408976"/>both numbers <text:change text:change-id="ct80828160"/><text:span text:style-name="Comment_20_Reference"><text:span text:style-name="T7"><office:annotation><dc:creator>Stefan Turalski</dc:creator><dc:date>2013-09-22T22:30:00</dc:date><text:p text:style-name="P11"><text:span text:style-name="T22">Upon initalisation (I guess it’s worth to remind reader what’s going on).</text:span></text:p></office:annotation></text:span></text:span>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0-2.</text:p>
      <text:p text:style-name="Code_20_Caption"><text:span text:style-name="T10">Listing 30-2.</text:span> Using <text:span text:style-name="Code_20_Inline"><text:span text:style-name="T13">inline</text:span></text:span> for Trivial Functions</text:p>
      <text:p text:style-name="Code">/// Compare two rational numbers for equality.</text:p>
      <text:p text:style-name="Code">/// @pre @p a and @p b are reduced to normal form</text:p>
      <text:p text:style-name="Code">bool operator==(rational const&amp; a, rational const&amp; b)</text:p>
      <text:p text:style-name="Code">{</text:p>
      <text:p text:style-name="Code"><text:soft-page-break/><text:span text:style-name="T2"><text:s text:c="2"/></text:span>return a.numerator == b.numerator and a.denominator == b.denominator;</text:p>
      <text:p text:style-name="Code">}</text:p>
      <text:p text:style-name="Code"/>
      <text:p text:style-name="Code">/// Compare two rational numbers for inequality.</text:p>
      <text:p text:style-name="Code">/// @pre @p a and @p b are reduced to normal form</text:p>
      <text:p text:style-name="Code">
    <text:span text:style-name="Code_20_Bold">
     <text:span text:style-name="T4">inline bool operator!=(rational const&amp; a, rational const&amp; b)</text:span>
    </text:span>
   </text:p>
      <text:p text:style-name="Code">{</text:p>
      <text:p text:style-name="Code"><text:span text:style-name="T2"><text:s text:c="2"/></text:span>return not (a == b);</text:p>
      <text:p text:style-name="Code">}</text:p>
      <text:p text:style-name="Text_20_body">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Text_20_body">To implement the <text:span text:style-name="Code_20_Inline">&lt;</text:span> operato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0-3 demonstrates <text:span text:style-name="Code_20_Inline">&lt;</text:span> and <text:span text:style-name="Code_20_Inline">&lt;=</text:span>.</text:p>
      <text:p text:style-name="Code_20_Caption"><text:span text:style-name="T10">Listing 30-3.</text:span> Implementing the <text:span text:style-name="Code_20_Inline"><text:span text:style-name="T13">&lt;</text:span></text:span> Operator for <text:span text:style-name="Code_20_Inline"><text:span text:style-name="T13">rational</text:span></text:span></text:p>
      <text:p text:style-name="Code">/// Compare two rational numbers for less-than.</text:p>
      <text:p text:style-name="Code">bool operator&lt;(rational const&amp; a, rational const&amp; b)</text:p>
      <text:p text:style-name="Code">{</text:p>
      <text:p text:style-name="Code"><text:span text:style-name="T2"><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2"><text:s text:c="2"/></text:span>return not (b &lt; a);</text:p>
      <text:p text:style-name="Code">}</text:p>
      <text:p text:style-name="Text_20_body">
    <text:span text:style-name="Strong_20_Emphasis">Implement &gt; and &gt;= in terms of &lt;. </text:span>
   </text:p>
      <text:p text:style-name="Text_20_body">Compare your operators with Listing 30-4.</text:p>
      <text:p text:style-name="Code_20_Caption"><text:span text:style-name="T10">Listing 30-4.</text:span> Implementing the <text:span text:style-name="Code_20_Inline"><text:span text:style-name="T13">&gt;</text:span></text:span> and <text:span text:style-name="Code_20_Inline"><text:span text:style-name="T13">&gt;=</text:span></text:span> Operators in Terms of <text:span text:style-name="Code_20_Inline"><text:span text:style-name="T13">&lt;</text:span></text:span></text:p>
      <text:p text:style-name="Code">/// Compare two rational numbers for greater-than.</text:p>
      <text:p text:style-name="Code">inline bool operator&gt;(rational const&amp; a, rational const&amp; b)</text:p>
      <text:p text:style-name="Code">{</text:p>
      <text:p text:style-name="Code"><text:span text:style-name="T2"><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2"><text:s text:c="2"/></text:span>return not (b &gt; a);</text:p>
      <text:p text:style-name="Code">}</text:p>
      <text:p text:style-name="Text_20_body"><text:soft-page-break/><text:span text:style-name="Strong_20_Emphasis"><text:span text:style-name="T14">Then write a test program.</text:span></text:span> To help you write your tests, download the <text:span text:style-name="Code_20_Inline"><text:span text:style-name="T15">test.hpp</text:span></text:span> file and add <text:span text:style-name="Code_20_Inline">#include</text:span> <text:span text:style-name="Code_20_Inline">"test.hpp"</text:span> to your program. Call the <text:change text:change-id="ct74668352"/><text:change-start text:change-id="ct81339280"/><text:span text:style-name="Code_20_Inline"><text:span text:style-name="T21">TEST</text:span></text:span><text:change-end text:change-id="ct81339280"/><text:span text:style-name="Code_20_Inline">()</text:span> function as many times as you need, passing a Boolean expression as the sole argument. If the argument is true, the test passed. If the argument is false, the test failed and the <text:change text:change-id="ct82212640"/><text:change-start text:change-id="ct82181056"/><text:span text:style-name="Code_20_Inline"><text:span text:style-name="T21">TEST</text:span></text:span><text:change-end text:change-id="ct82181056"/> function prints a suitable message. Thus, you may write tests, such as the following:</text:p>
      <text:p text:style-name="Code"><text:change text:change-id="ct82279120"/><text:change-start text:change-id="ct82175392"/><text:span text:style-name="T21">TEST</text:span><text:change-end text:change-id="ct82175392"/>(rational{2, 2} == rational{5, 5});</text:p>
      <text:p text:style-name="Code"><text:change text:change-id="ct82229536"/><text:change-start text:change-id="ct82305840"/><text:span text:style-name="T21">TEST</text:span><text:change-end text:change-id="ct82305840"/>(rational{6,3} &gt; rational{10, 6});</text:p>
      <text:p text:style-name="P1"><text:change-start text:change-id="ct88689104"/><text:span text:style-name="T21">The all-capital name, </text:span><text:span text:style-name="Code_20_Inline"><text:span text:style-name="T21">TEST</text:span></text:span><text:span text:style-name="T21">, tells you that </text:span><text:span text:style-name="Code_20_Inline"><text:span text:style-name="T21">TEST</text:span></text:span><text:span text:style-name="T21"> is different from an ordinary function. In particular, if the test fails, the text of the test is printed as part of the failure message. </text:span><text:change-end text:change-id="ct88689104"/>How the <text:change text:change-id="ct85792928"/><text:change-start text:change-id="ct85716320"/><text:span text:style-name="Code_20_Inline"><text:span text:style-name="T21">TEST</text:span></text:span><text:change-end text:change-id="ct85716320"/> function works is beyond the scope of this book, but it’s useful to have around; you’ll be using it for future test harnesses. Compare your test program with Listing 30-5.</text:p>
      <text:p text:style-name="Code_20_Caption"><text:span text:style-name="T10">Listing 30-5.</text:span> Testing the <text:span text:style-name="Code_20_Inline"><text:span text:style-name="T13">rational</text:span></text:span> Comparison Operators</text:p>
      <text:p text:style-name="Code">#include &lt;cassert&gt;</text:p>
      <text:p text:style-name="Code">#include &lt;cstdlib&gt;</text:p>
      <text:p text:style-name="Code">#include &lt;iostream&gt;</text:p>
      <text:p text:style-name="Code">#include "test.hpp"</text:p>
      <text:p text:style-name="Code"/>
      <text:p text:style-name="Code">... struct rational omitted for brevity ...</text:p>
      <text:p text:style-name="Code"/>
      <text:p text:style-name="Code">int main()</text:p>
      <text:p text:style-name="Code">{</text:p>
      <text:p text:style-name="Code"><text:span text:style-name="T2"><text:s text:c="2"/></text:span>rational a{60, 5};</text:p>
      <text:p text:style-name="Code"><text:span text:style-name="T2"><text:s text:c="2"/></text:span>rational b{12, 1};</text:p>
      <text:p text:style-name="Code"><text:span text:style-name="T2"><text:s text:c="2"/></text:span>rational c{-24, -2};</text:p>
      <text:p text:style-name="Code"><text:span text:style-name="T2"><text:s text:c="2"/></text:span><text:change text:change-id="ct86707664"/><text:change-start text:change-id="ct86685168"/><text:span text:style-name="T21">TEST</text:span><text:change-end text:change-id="ct86685168"/><text:span text:style-name="Comment_20_Reference"><text:span text:style-name="T8"><office:annotation><dc:creator>Stefan Turalski</dc:creator><dc:date>2013-10-10T21:12:00</dc:date><text:p text:style-name="P11"><text:span text:style-name="T22">With the latest test.hpp we got the TEST macro, so we might need to update this listing</text:span></text:p></office:annotation></text:span></text:span>(a == b);</text:p>
      <text:p text:style-name="Code"><text:span text:style-name="T2"><text:s text:c="2"/></text:span><text:change text:change-id="ct82937968"/><text:change-start text:change-id="ct86640336"/><text:span text:style-name="T21">TEST</text:span><text:change-end text:change-id="ct86640336"/>(a &gt;= b);</text:p>
      <text:p text:style-name="Code"><text:span text:style-name="T2"><text:s text:c="2"/></text:span><text:change text:change-id="ct84163920"/><text:change-start text:change-id="ct86603200"/><text:span text:style-name="T21">TEST</text:span><text:change-end text:change-id="ct86603200"/>(a &lt;= b);</text:p>
      <text:p text:style-name="P2"><text:span text:style-name="T2"><text:s text:c="2"/></text:span><text:change text:change-id="ct72480304"/><text:change-start text:change-id="ct86918832"/><text:span text:style-name="T21">TEST</text:span><text:change-end text:change-id="ct86918832"/>(b &lt;= a);</text:p>
      <text:p text:style-name="P2"><text:span text:style-name="T2"><text:s text:c="2"/></text:span><text:change text:change-id="ct84299392"/><text:change-start text:change-id="ct86708192"/><text:span text:style-name="T21">TEST</text:span><text:change-end text:change-id="ct86708192"/>(b &gt;= a);</text:p>
      <text:p text:style-name="P2"><text:span text:style-name="T2"><text:s text:c="2"/></text:span><text:change text:change-id="ct84350496"/><text:change-start text:change-id="ct58062736"/><text:span text:style-name="T21">TEST</text:span><text:change-end text:change-id="ct58062736"/>(b == c);</text:p>
      <text:p text:style-name="P2"><text:span text:style-name="T2"><text:s text:c="2"/></text:span><text:change text:change-id="ct84238656"/><text:change-start text:change-id="ct85839728"/><text:span text:style-name="T21">TEST</text:span><text:change-end text:change-id="ct85839728"/>(b &gt;= c);</text:p>
      <text:p text:style-name="P2"><text:span text:style-name="T2"><text:s text:c="2"/></text:span><text:change text:change-id="ct86913152"/><text:change-start text:change-id="ct85854592"/><text:span text:style-name="T21">TEST</text:span><text:change-end text:change-id="ct85854592"/>(b &lt;= c);</text:p>
      <text:p text:style-name="P2"><text:span text:style-name="T2"><text:s text:c="2"/></text:span><text:change text:change-id="ct84349952"/><text:change-start text:change-id="ct85857936"/><text:span text:style-name="T21">TEST</text:span><text:change-end text:change-id="ct85857936"/>(a == c);</text:p>
      <text:p text:style-name="P2"><text:span text:style-name="T2"><text:s text:c="2"/></text:span><text:change text:change-id="ct86687872"/><text:change-start text:change-id="ct85856800"/><text:span text:style-name="T21">TEST</text:span><text:change-end text:change-id="ct85856800"/>(a &gt;= c);</text:p>
      <text:p text:style-name="P2"><text:span text:style-name="T2"><text:s text:c="2"/></text:span><text:change text:change-id="ct86971024"/><text:change-start text:change-id="ct80861376"/><text:span text:style-name="T21">TEST</text:span><text:change-end text:change-id="ct80861376"/>(a &lt;= c);</text:p>
      <text:p text:style-name="Code"/>
      <text:p text:style-name="Code"><text:span text:style-name="T2"><text:s text:c="2"/></text:span>rational d{109, 10};</text:p>
      <text:p text:style-name="P2"><text:span text:style-name="T2"><text:s text:c="2"/></text:span><text:change-start text:change-id="ct85880496"/><text:span text:style-name="T3">TEST</text:span><text:change-end text:change-id="ct85880496"/><text:change text:change-id="ct84359456"/>(d &lt; a);</text:p>
      <text:p text:style-name="P2"><text:span text:style-name="T2"><text:s text:c="2"/></text:span><text:change-start text:change-id="ct85796800"/><text:span text:style-name="T3">TEST</text:span><text:change-end text:change-id="ct85796800"/><text:change text:change-id="ct82303344"/>(d &lt;= a);</text:p>
      <text:p text:style-name="P2"><text:span text:style-name="T2"><text:s text:c="2"/></text:span><text:change-start text:change-id="ct84526624"/><text:span text:style-name="T3">TEST</text:span><text:change-end text:change-id="ct84526624"/><text:change text:change-id="ct82303760"/>(d != a);</text:p>
      <text:p text:style-name="P2"><text:span text:style-name="T2"><text:s text:c="2"/></text:span><text:change-start text:change-id="ct84275968"/><text:span text:style-name="T3">TEST</text:span><text:change-end text:change-id="ct84275968"/><text:change text:change-id="ct85879696"/>(a &gt; d);</text:p>
      <text:p text:style-name="P2"><text:span text:style-name="T2"><text:s text:c="2"/></text:span><text:change-start text:change-id="ct83578704"/><text:span text:style-name="T3">TEST</text:span><text:change-end text:change-id="ct83578704"/><text:change text:change-id="ct86919728"/>(a &gt;= d);</text:p>
      <text:p text:style-name="P2"><text:span text:style-name="T2"><text:s text:c="2"/></text:span><text:change-start text:change-id="ct85856368"/><text:span text:style-name="T3">TEST</text:span><text:change-end text:change-id="ct85856368"/><text:change text:change-id="ct86129168"/>(a != d);</text:p>
      <text:p text:style-name="Code"/>
      <text:p text:style-name="Code"><text:span text:style-name="T2"><text:s text:c="2"/></text:span>rational e{241, 20};</text:p>
      <text:p text:style-name="P2"><text:span text:style-name="T2"><text:s text:c="2"/></text:span><text:change-start text:change-id="ct86125632"/><text:span text:style-name="T3">TEST</text:span><text:change-end text:change-id="ct86125632"/><text:change text:change-id="ct86672384"/>(e &gt; a);</text:p>
      <text:p text:style-name="P2"><text:span text:style-name="T2"><text:s text:c="2"/></text:span><text:change-start text:change-id="ct86120528"/><text:span text:style-name="T3">TEST</text:span><text:change-end text:change-id="ct86120528"/><text:change text:change-id="ct86134480"/>(e &gt;= a);</text:p>
      <text:p text:style-name="P2"><text:span text:style-name="T2"><text:s text:c="2"/></text:span><text:change-start text:change-id="ct86134288"/><text:span text:style-name="T3">TEST</text:span><text:change-end text:change-id="ct86134288"/><text:change text:change-id="ct86083920"/>(e != a);</text:p>
      <text:p text:style-name="P2"><text:span text:style-name="T2"><text:s text:c="2"/></text:span><text:change-start text:change-id="ct86125904"/><text:span text:style-name="T3">TEST</text:span><text:change-end text:change-id="ct86125904"/><text:change text:change-id="ct84599744"/>(a &lt; e);</text:p>
      <text:p text:style-name="P2"><text:span text:style-name="T2"><text:s text:c="2"/></text:span><text:change-start text:change-id="ct84600128"/><text:span text:style-name="T3">TEST</text:span><text:change-end text:change-id="ct84600128"/><text:change text:change-id="ct86089008"/>(a &lt;= e);</text:p>
      <text:p text:style-name="P2"><text:span text:style-name="T2"><text:s text:c="2"/></text:span><text:change-start text:change-id="ct85892240"/><text:span text:style-name="T3">TEST</text:span><text:change-end text:change-id="ct85892240"/><text:change text:change-id="ct85891376"/>(a != e);</text:p>
      <text:p text:style-name="Code"><text:soft-page-break/>}</text:p>
      <text:h text:style-name="Heading_20_1" text:outline-level="1">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 30-6 shows the binary addition operator and the unary negation operator.</text:p>
      <text:p text:style-name="Code_20_Caption"><text:span text:style-name="T10">Listing 30-6.</text:span> Addition Operator for the <text:span text:style-name="Code_20_Inline"><text:span text:style-name="T13">rational</text:span></text:span> Type</text:p>
      <text:p text:style-name="Code">rational operator+<text:span text:style-name="Comment_20_Reference"><text:span text:style-name="T8"><office:annotation><dc:creator>Stefan Turalski</dc:creator><dc:date>2013-10-10T21:37:00</dc:date><text:p text:style-name="P11"><text:span text:style-name="T22">I’d mention / maybe even show that user of overloaded operator (such a +) will probably expect ++ and += as well.</text:span></text:p></office:annotation></text:span></text:span>(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r)</text:p>
      <text:p text:style-name="Code">{</text:p>
      <text:p text:style-name="Code"><text:span text:style-name="T2"><text:s text:c="2"/></text:span>return rational{-r.numerator, r.denominator};</text:p>
      <text:p text:style-name="Code">}</text:p>
      <text:p text:style-name="Text_20_body"><text:span text:style-name="Strong_20_Emphasis"><text:span text:style-name="T14">Write the other arithmetic operators: </text:span></text:span><text:span text:style-name="Strong_20_Emphasis"><text:span text:style-name="T16">-</text:span></text:span><text:span text:style-name="Strong_20_Emphasis"><text:span text:style-name="T14">, </text:span></text:span><text:span text:style-name="Strong_20_Emphasis"><text:span text:style-name="T16">*</text:span></text:span><text:span text:style-name="Strong_20_Emphasis"><text:span text:style-name="T14">, and </text:span></text:span><text:span text:style-name="Strong_20_Emphasis"><text:span text:style-name="T16">/</text:span></text:span><text:span text:style-name="Strong_20_Emphasis"><text:span text:style-name="T14">.</text:span></text:span> Ignore for the moment the issue of division by zero. Compare your functions with mine, which are presented in Listing 30-7.</text:p>
      <text:p text:style-name="Code_20_Caption"><text:span text:style-name="T10">Listing 30-7.</text:span> Arithmetic Operators for the <text:span text:style-name="Code_20_Inline"><text:span text:style-name="T13">rational</text:span></text:span> Type</text:p>
      <text:p text:style-name="Code">rational operator-(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denominator, lhs.denominator * rhs.numerator};</text:p>
      <text:p text:style-name="Code">}</text:p>
      <text:p text:style-name="Text_20_body">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14">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Text_20_body"><text:span text:style-name="Strong_20_Emphasis">Do you expect the expression to compile without errors?</text:span> ________________</text:p>
      <text:p text:style-name="Text_20_body"><text:soft-page-break/><text:span text:style-name="Strong_20_Emphasis">What is the result type of the expression?</text:span> ________________</text:p>
      <text:p text:style-name="Text_20_body"><text:span text:style-name="Strong_20_Emphasis">What value do you expect as the result?</text:span> ________________</text:p>
      <text:p text:style-name="Text_20_body">
    <text:span text:style-name="Strong_20_Emphasis">Explain your observations.</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t turns out that <text:span text:style-name="Code_20_Inline">rational</text:span>’s one-argument constructor tells the compiler it can construct a <text:span text:style-name="Code_20_Inline">rational</text:span> from an <text:span text:style-name="Code_20_Inline">int</text:span> any 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0-8 illustrates one way to write the test program.</text:p>
      <text:p text:style-name="Code_20_Caption"><text:span text:style-name="T10">Listing 30-8.</text:span> Test Program for Multiplying an Integer and a Rational Number</text:p>
      <text:p text:style-name="Code">#include &lt;cassert&gt;</text:p>
      <text:p text:style-name="Code">#include &lt;cstdlib&gt;</text:p>
      <text:p text:style-name="Code">#include &lt;iostream&gt;</text:p>
      <text:p text:style-name="Code"/>
      <text:p text:style-name="Code">... struct rational omitted for brevity ...</text:p>
      <text:p text:style-name="Code"/>
      <text:p text:style-name="Code">int main()</text:p>
      <text:p text:style-name="Code">{</text:p>
      <text:p text:style-name="Code"><text:span text:style-name="T2"><text:s text:c="2"/></text:span>rational result{3 * rational{1, 3}};</text:p>
      <text:p text:style-name="Code"><text:span text:style-name="T2"><text:s text:c="2"/></text:span>std::cout &lt;&lt; result.numerator &lt;&lt; '/' &lt;&lt; result.denominator &lt;&lt; '\n';</text:p>
      <text:p text:style-name="Code">}</text:p>
      <text:p text:style-name="Text_20_body">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needing to perform a type cast: <text:span text:style-name="Code_20_Inline">static_cast&lt;double&gt;(1)+2.0</text:span>. </text:p>
      <text:p text:style-name="Text_20_body">On the other hand, all this convenience can be too convenient. <text:span text:style-name="Strong_20_Emphasis">Try to compile the following code sample and see what your compiler reports:</text:span></text:p>
      <text:p text:style-name="Code">int a(3.14); // which one is okay,</text:p>
      <text:p text:style-name="Code">int b{3.14}; // and which is an error?</text:p>
      <text:p text:style-name="Text_20_body"><text:soft-page-break/>You have seen that parentheses are needed when initializing an <text:change-start text:change-id="ct57922352"/><text:span text:style-name="Code_20_Inline">auto</text:span><text:change-end text:change-id="ct57922352"/> declaration, and we use curly braces everywhere else. In truth, you can use parentheses for many of these initializations, but you pay a cost in safety. The compiler allows conversions that lose information, such as floating-point to integer, when you use parentheses for initialization, but it reports an error when you use curly braces.</text:p>
      <text:p text:style-name="Text_20_body">The difference is critical for the <text:span text:style-name="Code_20_Inline">rational</text:span> type. Initializing a rational number using a floating-point number in parentheses truncates the number to an integer and 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Text_20_body">Writing a high quality conversion from floating-point to a fraction is beyond the scope of this book. Instead, let’s just pick a reasonable power of 10 and use that as the denominator. Say we choose 100000, then <text:span text:style-name="Code_20_Inline">rational{3.14159}</text:span> would be treated as <text:span text:style-name="Code_20_Inline">rational{static_cast&lt;int&gt;(3.14159</text:span> <text:span text:style-name="Code_20_Inline">*</text:span> <text:span text:style-name="Code_20_Inline">10000),</text:span> <text:span text:style-name="Code_20_Inline">10000}</text:span>. <text:span text:style-name="Strong_20_Emphasis">Write the constructor for a floating-point number.</text:span> I recommend using a delegating constructor, that is, write the floating-point constructor so it invokes another constructor.</text:p>
      <text:p text:style-name="Text_20_body">Compare your result with mine in Listing 30-9. A better solution uses <text:span text:style-name="Code_20_Inline">numeric_limits</text:span> to determine the number of decimal digits of precision double can support, and try to preserve as much precision as possible. An even better solution uses the radix of the floating-point implementation, instead of working in base 10.</text:p>
      <text:p text:style-name="Code_20_Caption"><text:span text:style-name="T10">Listing 30-9.</text:span> Constructing a Rational Number from a Floating-Point Argument</text:p>
      <text:p text:style-name="Code">struct rational</text:p>
      <text:p text:style-name="Code">{</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rational(double r)</text:p>
      <text:p text:style-name="Code"><text:span text:style-name="T2"><text:s text:c="2"/></text:span>: rational{static_cast&lt;int&gt;(r * 10000), 10000}</text:p>
      <text:p text:style-name="Code"><text:span text:style-name="T2"><text:s text:c="2"/></text:span>{}</text:p>
      <text:p text:style-name="Code"/>
      <text:p text:style-name="Code"><text:span text:style-name="T2"><text:s text:c="2"/></text:span>... omitted for brevity ...</text:p>
      <text:p text:style-name="Code"/>
      <text:p text:style-name="Code"><text:span text:style-name="T2"><text:s text:c="2"/></text:span>int numerator;</text:p>
      <text:p text:style-name="Code"><text:span text:style-name="T2"><text:s text:c="2"/></text:span>int denominator;</text:p>
      <text:p text:style-name="Code">};</text:p>
      <text:p text:style-name="Text_20_body">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he right-hand or left-hand operand, so you will need to overload both forms of the function, as shown in Listing 30-10.</text:p>
      <text:p text:style-name="Code_20_Caption"><text:span text:style-name="T10">Listing 30-10.</text:span> Optimizing Operators for a Specific Operand Type</text:p>
      <text:p text:style-name="Code">rational operator*(rational const&amp; rat, int mult)</text:p>
      <text:p text:style-name="Code">{</text:p>
      <text:p text:style-name="Code"><text:span text:style-name="T2"><text:s text:c="2"/></text:span>return rational{rat.numerator * mult, rat.denominator};</text:p>
      <text:p text:style-name="Code">}</text:p>
      <text:p text:style-name="Code">
    <text:soft-page-break/>
   </text:p>
      <text:p text:style-name="Code">inline rational operator*(int mult, rational const&amp; rat)</text:p>
      <text:p text:style-name="Code">{</text:p>
      <text:p text:style-name="Code"><text:span text:style-name="T2"><text:s text:c="2"/></text:span>return rat * mult;</text:p>
      <text:p text:style-name="Code">}<text:span text:style-name="Comment_20_Reference"><text:span text:style-name="T8"><office:annotation><dc:creator>Stefan Turalski</dc:creator><dc:date>2013-10-10T21:22:00</dc:date><text:p text:style-name="P11"><text:span text:style-name="T22">I guess it would be nice to see few tests for these as well</text:span></text:p></office:annotation></text:span></text:span></text:p>
      <text:p text:style-name="Text_20_body">In such a simple case, it’s not worth the added trouble to avoid a little extra arithmetic. However, in more complicated situations, such as division, you may need to write such code. </text:p>
      <text:h text:style-name="Heading_20_1" text:outline-level="1">Math Functions</text:h>
      <text:p text:style-name="Body_20_Text_20_First">The C++ standard library offers a number of mathematical functions, such as <text:span text:style-name="Code_20_Inline">std::abs</text:span>, which computes absolute values (as you have already guessed). The C++ standard prohibits you from overloading these standard functions to operate on custom types, but you can still write functions that perform similar operations. In Exploration 52<text:change text:change-id="ct92061136"/>, you’ll learn about namespaces, which will enable you to use the real function name. Whenever you write a custom numeric type, you should consider which math functions you should provide. In this case, absolute value makes perfect sense. <text:span text:style-name="Strong_20_Emphasis"><text:span text:style-name="T14">Write an absolute value function that works with rational numbers. Call it </text:span></text:span><text:span text:style-name="Strong_20_Emphasis"><text:span text:style-name="T16">absval</text:span></text:span><text:span text:style-name="Strong_20_Emphasis"><text:span text:style-name="T14">.</text:span></text:span></text:p>
      <text:p text:style-name="Text_20_body">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0-11 shows my implementation of <text:span text:style-name="Code_20_Inline">absval</text:span>.</text:p>
      <text:p text:style-name="Code_20_Caption"><text:span text:style-name="T10">Listing 30-11.</text:span> Computing the Absolute Value of a Rational Number</text:p>
      <text:p text:style-name="Code">rational absval(rational const&amp; r)</text:p>
      <text:p text:style-name="Code">{</text:p>
      <text:p text:style-name="Code"><text:span text:style-name="T2"><text:s text:c="2"/></text:span>return rational{std::abs(r.numerator), r.denominator};</text:p>
      <text:p text:style-name="Code">}</text:p>
      <text:p text:style-name="Text_20_body">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14">So which floating-point type should you use?</text:span></text:span> ________________</text:p>
      <text:p text:style-name="Text_20_body">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Text_20_body">The solution is to abandon the possibility of automatic conversion to a floating-point type, and instead offer three functions that explicitly compute the floating-point value of the rational number. <text:span text:style-name="Strong_20_Emphasis"><text:span text:style-name="T14">Write </text:span></text:span><text:span text:style-name="Strong_20_Emphasis"><text:span text:style-name="T16">as_float</text:span></text:span><text:span text:style-name="Strong_20_Emphasis"><text:span text:style-name="T14">, </text:span></text:span><text:span text:style-name="Strong_20_Emphasis"><text:span text:style-name="T16">as_double</text:span></text:span><text:span text:style-name="Strong_20_Emphasis"><text:span text:style-name="T14">, and </text:span></text:span><text:span text:style-name="Strong_20_Emphasis"><text:span text:style-name="T16">as_long_double</text:span></text:span><text:span text:style-name="Strong_20_Emphasis"><text:span text:style-name="T14">.</text:span></text:span> Each of these member functions computes and returns the floating-point approximation for the rational number. The function name identifies the return type. You will need to cast the numerator and denominator to the desired floating-point type using <text:span text:style-name="Code_20_Inline">static_cast</text:span>, as you learned in Exploration 25. Listing 30-12 shows how I wrote these functions, with a sample program that demonstrates their use.</text:p>
      <text:p text:style-name="Code_20_Caption"><text:soft-page-break/><text:span text:style-name="T10">Listing 30-12.</text:span> Converting to Floating-Point Types</text:p>
      <text:p text:style-name="Code">struct rational</text:p>
      <text:p text:style-name="Code">{</text:p>
      <text:p text:style-name="Code"><text:span text:style-name="T2"><text:s text:c="2"/></text:span>float as_float()</text:p>
      <text:p text:style-name="Code"><text:span text:style-name="T2"><text:s text:c="2"/></text:span>{</text:p>
      <text:p text:style-name="Code"><text:span text:style-name="T2"><text:s text:c="4"/></text:span>return static_cast&lt;float&gt;(numerator) / denominator;</text:p>
      <text:p text:style-name="Code"><text:span text:style-name="T2"><text:s text:c="2"/></text:span>}</text:p>
      <text:p text:style-name="Code"/>
      <text:p text:style-name="Code"><text:span text:style-name="T2"><text:s text:c="2"/></text:span>double as_double()</text:p>
      <text:p text:style-name="Code"><text:span text:style-name="T2"><text:s text:c="2"/></text:span>{</text:p>
      <text:p text:style-name="Code"><text:span text:style-name="T2"><text:s text:c="4"/></text:span>return numerator / static_cast&lt;double&gt;(denominator);</text:p>
      <text:p text:style-name="Code"><text:span text:style-name="T2"><text:s text:c="2"/></text:span>}</text:p>
      <text:p text:style-name="Code"/>
      <text:p text:style-name="Code"><text:span text:style-name="T2"><text:s text:c="2"/></text:span>long double as_long_double()</text:p>
      <text:p text:style-name="Code"><text:span text:style-name="T2"><text:s text:c="2"/></text:span>{</text:p>
      <text:p text:style-name="Code"><text:span text:style-name="T2"><text:s text:c="4"/></text:span>return static_cast&lt;long double&gt;(numerator) / </text:p>
      <text:p text:style-name="Code"><text:span text:style-name="T2"><text:s text:c="11"/></text:span>static_cast&lt;long double&gt;(denominator);</text:p>
      <text:p text:style-name="Code"><text:span text:style-name="T2"><text:s text:c="2"/></text:span>}</text:p>
      <text:p text:style-name="Code"/>
      <text:p text:style-name="Code">... omitted for brevity ...</text:p>
      <text:p text:style-name="Code"/>
      <text:p text:style-name="Code">};</text:p>
      <text:p text:style-name="Code"/>
      <text:p text:style-name="Code">int main()</text:p>
      <text:p text:style-name="Code">{</text:p>
      <text:p text:style-name="Code"><text:span text:style-name="T2"><text:s text:c="2"/></text:span>rational pi{355, 113};</text:p>
      <text:p text:style-name="Code"><text:span text:style-name="T2"><text:s text:c="2"/></text:span>rational bmi{90*100*100, 180*180}; // Body-mass index of 90 kg, 180 cm</text:p>
      <text:p text:style-name="Code"><text:span text:style-name="T2"><text:s text:c="2"/></text:span>double circumference{0}, radius{10};</text:p>
      <text:p text:style-name="Code"/>
      <text:p text:style-name="Code"><text:span text:style-name="T2"><text:s text:c="2"/></text:span>circumference = 2 * pi.as_double() * radius;</text:p>
      <text:p text:style-name="Code"><text:span text:style-name="T2"><text:s text:c="2"/></text:span>std::cout &lt;&lt; "circumference of circle with radius " &lt;&lt; radius &lt;&lt; " is about "</text:p>
      <text:p text:style-name="Code"><text:span text:style-name="T2"><text:s text:c="12"/></text:span>&lt;&lt; circumference &lt;&lt; '\n';</text:p>
      <text:p text:style-name="Code"><text:span text:style-name="T2"><text:s text:c="2"/></text:span>std::cout &lt;&lt; "bmi = " &lt;&lt; bmi.as_float() &lt;&lt; '\n';</text:p>
      <text:p text:style-name="Code">}</text:p>
      <text:p text:style-name="Text_20_body">As you can see, if one argument to <text:span text:style-name="Code_20_Inline">/</text:span> (or any other arithmetic or comparison operator) is floating point, the other operand is converted to match. You can cast both operands or just one or the other. Pick the style that suits you best, and stick with it.</text:p>
      <text:p text:style-name="Text_20_body">One more task would make it easier to write test programs: overloading the I/O operators. That is the topic for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0 </text:span>
     <text:span text:style-name="MT2"></text:span>
     <text:span text:style-name="MT3"> Overloading Operators</text:span>
    </text:p>
      </style:header>
      <style:header-left style:display="false">
        <text:p text:style-name="Header">
     <text:span text:style-name="MT1">CHAPTER 30 </text:span>
     <text:span text:style-name="MT2"></text:span>
     <text:span text:style-name="MT3"> Overloading Operator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7:00</meta:creation-date>
    <dc:creator>Ray Lischner</dc:creator>
    <dc:date>2013-10-20T12:41:38</dc:date>
    <meta:print-date>2009-03-19T10:05:00</meta:print-date>
    <meta:editing-cycles>8</meta:editing-cycles>
    <meta:editing-duration>PT53M44S</meta:editing-duration>
    <meta:generator>LibreOffice/4.0-5$Linux_X86_64 LibreOffice_project/400m0$Build-305</meta:generator>
    <meta:document-statistic meta:table-count="0" meta:image-count="0" meta:object-count="0" meta:page-count="9" meta:paragraph-count="266" meta:word-count="2647" meta:character-count="17047" meta:non-whitespace-character-count="14343"/>
    <meta:user-defined meta:name="Chapter Number">3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